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Utils.getLocalHos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Utils.getJMet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setJMeterHome( String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Utils.getJMeterCopy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SearchPath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eterUtils.getLocaleString( String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Utils.setLocale( Locale l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MeterUtils.findInArray( String [ ] array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eterUtils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Pattern( String expressio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Patter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createButton( String name ,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eterUtils.getResStringDefault( String key , String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MeterUtils.addLocaleChangeListener( Locale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loadProperties( String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MeterUtils.unsplit( Object [ ] splittee , Object splitCh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eterUtils.getControllers( Properties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eterUtils.getLocalHostI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Utils.getTimer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Utils.reportErrorToUser( String errorMsg , String title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eterUtils.getPropDefault( String propName , boolean default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eterUtils.getLocalHostDetai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eterUtils.getHashtable( Properties propertie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eterUtils.getImage( String name ,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Utils.isExper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Alia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instantiate( String className , String impl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MeterUtils.notifyLocaleChang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Utils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LocalHostFul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Utils.unsplit( Object [ ] splittee , Object splitChar , String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eterUtils.getVisualizer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Utils.initLo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initLoca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eterUtils.getProperties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Utils.selJComboBoxItem( Properties properties , JComboBox combo , Vector namVe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Utils.getJMeter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PropDefault( String propName , long default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Utils.getXML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eterUtils.getPropDefault( String propName , int default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Utils.getResourceFileAsTex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eterUtils.getResStr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initializeProperties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Utils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loadJMeterProperties(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MeterUtils.getJMete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PropDefault( String propName , String default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Utils.findFil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Utils.setProperty( String propName , String pro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JMeterBin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createSimpleButton( String name ,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Utils.getImag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eterUtils.getTestSamples( Properties propertie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removeLocaleChangeListener( Locale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RandomInt( in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tokenize( String string , String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Utils.reportErrorToUser( String erro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instantiate( Vector v ,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MeterUtils.getVector( Properties propertie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eterUtils.getResString( String key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Utils.getProperty( String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Utils.getPattern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